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んか、しりとり飽き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れこれ30分、決着つかずだもんね～！
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じゃあ休憩にしましょう！　人生は
メリハリが大事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な、昼寝でもする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ブロンシュ、あとは頼んだ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は～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にも休憩がほしいなぁ～・・・
なんて思った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～め！　カラットさまのお許しがなくちゃ
解放してあげな～い！　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んな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・・・トイレ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ホントにピンチだよぉ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もじもじ・・・）</text:p>
          </table:table-cell>
          <table:table-cell table:style-name="ce0" office:value-type="string">
            <text:p>Map135</text:p>
          </table:table-cell>
          <table:table-cell table:style-name="ce0"/>
          <table:table-cell table:style-name="ce0" office:value-type="string">
            <text:p>*Fidget*... *fidget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